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1pt" fo:font-weight="bold" officeooo:rsid="0025505f" officeooo:paragraph-rsid="0025505f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a3616" officeooo:paragraph-rsid="0025505f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c35ec" officeooo:paragraph-rsid="0025505f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fo:color="#000000" loext:opacity="100%" style:font-name="Times New Roman" fo:font-size="11pt" officeooo:paragraph-rsid="0025505f"/>
    </style:style>
    <style:style style:name="P5" style:family="paragraph" style:parent-style-name="Table_20_Contents">
      <style:text-properties fo:color="#000000" loext:opacity="100%" style:font-name="Times New Roman" fo:font-size="11pt" officeooo:rsid="001a3616" officeooo:paragraph-rsid="0025505f" style:font-size-asian="11pt" style:font-size-complex="11pt"/>
    </style:style>
    <style:style style:name="P6" style:family="paragraph" style:parent-style-name="Table_20_Contents">
      <style:text-properties fo:color="#000000" loext:opacity="100%" style:font-name="Times New Roman" fo:font-size="11pt" fo:font-weight="normal" officeooo:rsid="001e30b7" officeooo:paragraph-rsid="0025505f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color="#000000" loext:opacity="100%" style:font-name="Times New Roman" fo:font-size="11pt" officeooo:paragraph-rsid="0025505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1pt" style:text-underline-style="solid" style:text-underline-width="auto" style:text-underline-color="font-color" officeooo:rsid="001a02ec" officeooo:paragraph-rsid="0025505f" style:font-size-asian="11pt" style:font-size-complex="1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27d402" officeooo:paragraph-rsid="0027d402" style:font-size-asian="11pt" style:font-size-complex="11pt"/>
    </style:style>
    <style:style style:name="P10" style:family="paragraph" style:parent-style-name="Table_20_Contents">
      <style:text-properties style:font-name="Times New Roman" fo:font-size="11pt" style:text-underline-style="solid" style:text-underline-width="auto" style:text-underline-color="font-color" officeooo:paragraph-rsid="0025505f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1pt" fo:font-weight="bold" officeooo:rsid="0018297f" officeooo:paragraph-rsid="0018297f" style:font-size-asian="11pt" style:font-weight-asian="bold" style:font-size-complex="11pt" style:font-weight-complex="bold"/>
    </style:style>
    <style:style style:name="P12" style:family="paragraph">
      <style:paragraph-properties fo:text-align="center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a3616" officeooo:paragraph-rsid="0018297f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c35ec" officeooo:paragraph-rsid="0018297f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fo:color="#000000" loext:opacity="100%" style:font-name="Times New Roman" fo:font-size="11pt" officeooo:paragraph-rsid="0018297f" style:font-size-asian="11pt" style:font-size-complex="11pt"/>
    </style:style>
    <style:style style:name="P16" style:family="paragraph" style:parent-style-name="Table_20_Contents">
      <style:text-properties fo:color="#000000" loext:opacity="100%" style:font-name="Times New Roman" fo:font-size="11pt" officeooo:rsid="001a3616" officeooo:paragraph-rsid="0018297f" style:font-size-asian="11pt" style:font-size-complex="11pt"/>
    </style:style>
    <style:style style:name="P17" style:family="paragraph" style:parent-style-name="Table_20_Contents">
      <style:text-properties fo:color="#000000" loext:opacity="100%" style:font-name="Times New Roman" fo:font-size="11pt" fo:font-weight="normal" officeooo:rsid="001e30b7" officeooo:paragraph-rsid="0018297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1pt" style:text-underline-style="solid" style:text-underline-width="auto" style:text-underline-color="font-color" officeooo:rsid="001a02ec" officeooo:paragraph-rsid="001a02ec" style:font-size-asian="11pt" style:font-size-complex="11pt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1a02ec" officeooo:paragraph-rsid="001a02ec" style:font-size-asian="11pt" style:font-size-complex="11pt"/>
    </style:style>
    <style:style style:name="P20" style:family="paragraph" style:parent-style-name="Table_20_Contents">
      <style:text-properties style:font-name="Times New Roman" fo:font-size="11pt" style:text-underline-style="solid" style:text-underline-width="auto" style:text-underline-color="font-color" officeooo:paragraph-rsid="0018297f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c35ec" officeooo:paragraph-rsid="001ba343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000000" loext:opacity="100%" style:font-name="Times New Roman" fo:font-size="11pt" officeooo:paragraph-rsid="001ba343" style:font-size-asian="11pt" style:font-size-complex="11pt"/>
    </style:style>
    <style:style style:name="P23" style:family="paragraph" style:parent-style-name="Table_20_Contents">
      <style:text-properties fo:color="#000000" loext:opacity="100%" style:font-name="Times New Roman" fo:font-size="11pt" officeooo:rsid="001a3616" officeooo:paragraph-rsid="001ba343" style:font-size-asian="11pt" style:font-size-complex="11pt"/>
    </style:style>
    <style:style style:name="P24" style:family="paragraph" style:parent-style-name="Table_20_Contents">
      <style:text-properties fo:color="#000000" loext:opacity="100%" style:font-name="Times New Roman" fo:font-size="11pt" fo:font-weight="normal" officeooo:rsid="001e30b7" officeooo:paragraph-rsid="001ba34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1pt" style:text-underline-style="solid" style:text-underline-width="auto" style:text-underline-color="font-color" officeooo:rsid="001a02ec" officeooo:paragraph-rsid="001ba343" style:font-size-asian="11pt" style:font-size-complex="11pt"/>
    </style:style>
    <style:style style:name="P26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1a02ec" officeooo:paragraph-rsid="001ba343" style:font-size-asian="11pt" style:font-size-complex="11pt"/>
    </style:style>
    <style:style style:name="P27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1bde6d" officeooo:paragraph-rsid="001bde6d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1pt" style:text-underline-style="none" officeooo:rsid="001bde6d" officeooo:paragraph-rsid="001bde6d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c35ec" officeooo:paragraph-rsid="001f489f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fo:color="#000000" loext:opacity="100%" style:font-name="Times New Roman" fo:font-size="11pt" officeooo:paragraph-rsid="001f489f" style:font-size-asian="11pt" style:font-size-complex="11pt"/>
    </style:style>
    <style:style style:name="P31" style:family="paragraph" style:parent-style-name="Table_20_Contents">
      <style:text-properties fo:color="#000000" loext:opacity="100%" style:font-name="Times New Roman" fo:font-size="11pt" officeooo:rsid="001a3616" officeooo:paragraph-rsid="001f489f" style:font-size-asian="11pt" style:font-size-complex="11pt"/>
    </style:style>
    <style:style style:name="P32" style:family="paragraph" style:parent-style-name="Table_20_Contents">
      <style:text-properties fo:color="#000000" loext:opacity="100%" style:font-name="Times New Roman" fo:font-size="11pt" fo:font-weight="normal" officeooo:rsid="001e30b7" officeooo:paragraph-rsid="001f489f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1pt" style:text-underline-style="solid" style:text-underline-width="auto" style:text-underline-color="font-color" officeooo:rsid="001a02ec" officeooo:paragraph-rsid="001f489f" style:font-size-asian="11pt" style:font-size-complex="11pt"/>
    </style:style>
    <style:style style:name="P34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1f489f" officeooo:paragraph-rsid="001f489f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Times New Roman" fo:font-size="11pt" style:text-underline-style="none" officeooo:rsid="001f489f" officeooo:paragraph-rsid="001f489f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Times New Roman" fo:font-size="11pt" fo:font-weight="normal" officeooo:rsid="001c35ec" officeooo:paragraph-rsid="001f9508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fo:color="#000000" loext:opacity="100%" style:font-name="Times New Roman" fo:font-size="11pt" officeooo:paragraph-rsid="001f9508" style:font-size-asian="11pt" style:font-size-complex="11pt"/>
    </style:style>
    <style:style style:name="P38" style:family="paragraph" style:parent-style-name="Table_20_Contents">
      <style:text-properties fo:color="#000000" loext:opacity="100%" style:font-name="Times New Roman" fo:font-size="11pt" officeooo:rsid="001a3616" officeooo:paragraph-rsid="001f9508" style:font-size-asian="11pt" style:font-size-complex="11pt"/>
    </style:style>
    <style:style style:name="P39" style:family="paragraph" style:parent-style-name="Table_20_Contents">
      <style:text-properties fo:color="#000000" loext:opacity="100%" style:font-name="Times New Roman" fo:font-size="11pt" fo:font-weight="normal" officeooo:rsid="001e30b7" officeooo:paragraph-rsid="001f9508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1pt" style:text-underline-style="solid" style:text-underline-width="auto" style:text-underline-color="font-color" officeooo:rsid="001a02ec" officeooo:paragraph-rsid="001f9508" style:font-size-asian="11pt" style:font-size-complex="11pt"/>
    </style:style>
    <style:style style:name="P41" style:family="paragraph" style:parent-style-name="Table_20_Contents" style:list-style-name="L1">
      <style:paragraph-properties fo:text-align="start" style:justify-single-word="false"/>
      <style:text-properties fo:color="#000000" loext:opacity="100%" style:font-name="Times New Roman" fo:font-size="11pt" style:text-underline-style="none" officeooo:rsid="0021d8ec" officeooo:paragraph-rsid="0021d8ec" style:font-size-asian="11pt" style:font-size-complex="11pt"/>
    </style:style>
    <style:style style:name="T1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25505f"/>
    </style:style>
    <style:style style:name="T4" style:family="text">
      <style:text-properties fo:font-weight="bold" officeooo:rsid="001a3616" style:font-size-asian="11pt" style:font-weight-asian="bold" style:font-size-complex="11pt" style:font-weight-complex="bold"/>
    </style:style>
    <style:style style:name="T5" style:family="text">
      <style:text-properties officeooo:rsid="001a3616" style:font-size-asian="11pt" style:font-size-complex="11pt"/>
    </style:style>
    <style:style style:name="T6" style:family="text">
      <style:text-properties style:font-name="Times New Roman" fo:font-size="10.5pt" fo:font-weight="normal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30b7"/>
    </style:style>
    <style:style style:name="T9" style:family="text">
      <style:text-properties fo:font-weight="bold" officeooo:rsid="0026d99e" style:font-weight-asian="bold" style:font-weight-complex="bold"/>
    </style:style>
    <style:style style:name="T10" style:family="text">
      <style:text-properties fo:font-weight="normal" officeooo:rsid="001a02ec" style:font-weight-asian="normal" style:font-weight-complex="normal"/>
    </style:style>
    <style:style style:name="T11" style:family="text">
      <style:text-properties fo:font-weight="normal" officeooo:rsid="001e30b7" style:font-weight-asian="normal" style:font-weight-complex="normal"/>
    </style:style>
    <style:style style:name="T12" style:family="text">
      <style:text-properties fo:font-weight="bold" officeooo:rsid="001a3616" style:font-weight-asian="bold" style:font-weight-complex="bold"/>
    </style:style>
    <style:style style:name="T13" style:family="text">
      <style:text-properties officeooo:rsid="001a3616"/>
    </style:style>
    <style:style style:name="T14" style:family="text">
      <style:text-properties officeooo:rsid="0018297f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officeooo:rsid="001a02ec"/>
    </style:style>
    <style:style style:name="T17" style:family="text">
      <style:text-properties officeooo:rsid="001ba343"/>
    </style:style>
    <style:style style:name="T18" style:family="text">
      <style:text-properties officeooo:rsid="001bde6d"/>
    </style:style>
    <style:style style:name="T19" style:family="text">
      <style:text-properties officeooo:rsid="001f489f"/>
    </style:style>
    <style:style style:name="T20" style:family="text">
      <style:text-properties fo:font-weight="normal" officeooo:rsid="001f489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</text:p>
      <text:p text:style-name="P2">Di seguito tutti i dettagli dei run significativi processati attraverso Ollama UI</text:p>
      <text:p text:style-name="P3"><text:span text:style-name="T1">AI MODEL</text:span><text:span text:style-name="T2">:</text:span> <text:span text:style-name="T3">deepseek-ocr</text:span></text:p>
      <text:p text:style-name="P4"><text:span text:style-name="T4">INPUT PROMPT:</text:span><text:span text:style-name="T5"> </text:span><text:span text:style-name="T6">Convert the document in the image to markdown format.</text:span></text:p>
      <text:p text:style-name="P5"/>
      <text:p text:style-name="P5"><text:span text:style-name="T7">CONTEXT LENGTH:</text:span> <text:span text:style-name="T3">8</text:span><text:span text:style-name="T8">k</text:span></text:p>
      <text:p text:style-name="P5"/>
      <text:p text:style-name="P5"><text:span text:style-name="T7">THOUGHT TIME: </text:span><text:span text:style-name="T9">1</text:span><text:span text:style-name="T10">.0</text:span><text:span text:style-name="T11"> secondi</text:span></text:p>
      <text:p text:style-name="P6"/>
      <text:p text:style-name="P7"><text:span text:style-name="T12">OUTPUT:</text:span><text:span text:style-name="T13"> <text:s/>Titolo / Security : Btp Italia Mz28 Eur <text:s text:c="89"/></text:span></text:p>
      <text:p text:style-name="P7">ISIN : IT0005532723 <text:s text:c="109"/></text:p>
      <text:p text:style-name="P7">Quantità / Quantity : 50.000 <text:s text:c="100"/></text:p>
      <text:p text:style-name="P7">Data Eseguito / Trade Date : 04/11/2025 <text:s text:c="89"/></text:p>
      <text:p text:style-name="P7">Data Valuta / Value Date : 06/11/2025 <text:s text:c="91"/></text:p>
      <text:p text:style-name="P7">Prezzo Lordo / Gross Price : EUR 102,1300 <text:s text:c="87"/></text:p>
      <text:p text:style-name="P7">Ctv / Principal : EUR 51176,83 <text:s text:c="98"/></text:p>
      <text:p text:style-name="P7">Commissioni / Commissions : EUR 17,96 <text:s text:c="91"/></text:p>
      <text:p text:style-name="P7">Tasse / Local Tax : EUR 0,00 <text:s text:c="100"/></text:p>
      <text:p text:style-name="P7">Ctv Netto / Net Consideration : EUR 51305,60 <text:s text:c="195"/></text:p>
      <text:p text:style-name="P7">Mercato / Market : TWEM <text:s text:c="104"/></text:p>
      <text:p text:style-name="P7">Ora Eseguito / Trade Time : 16:41:28.9500000 <text:s text:c="84"/></text:p>
      <text:p text:style-name="P7">Lotto / Lotsize : N.A. <text:s text:c="106"/></text:p>
      <text:p text:style-name="P7">Prezzo Netto / Net Price : EUR 102,386972 <text:s text:c="86"/></text:p>
      <text:p text:style-name="P7">Quantity / Price Notation : FAMT / IN % <text:s text:c="89"/></text:p>
      <text:p text:style-name="P7">Altre spese / Other Charges : EUR 0,00 <text:s text:c="90"/></text:p>
      <text:p text:style-name="P7">Rateo / Accrued : EUR 146,73</text:p>
      <text:p text:style-name="P7"/>
      <text:p text:style-name="P8">CONSIDERAZIONI</text:p>
      <text:list text:style-name="L1">
        <text:list-item>
          <text:p text:style-name="P9">Tramite un semplice script e di un Agente Agno base si riesce ad avere un output degno di nota in un tempo pari quasi allo 0.</text:p>
        </text:list-item>
      </text:list>
      <text:p text:style-name="P10"/>
      <text:p text:style-name="P1"/>
      <text:p text:style-name="P1"/>
      <text:p text:style-name="P11"/>
      <text:p text:style-name="P11"><draw:line text:anchor-type="paragraph" draw:z-index="2" draw:name="Linea 2" draw:style-name="gr1" draw:text-style-name="P12" svg:x1="-0.122cm" svg:y1="0.173cm" svg:x2="16.9cm" svg:y2="0.129cm"><text:p/></draw:line></text:p>
      <text:p text:style-name="P11">OLLAMA</text:p>
      <text:p text:style-name="P11"/>
      <text:p text:style-name="P13">Di seguito tutti i dettagli dei run significativi processati attraverso Ollama UI</text:p>
      <text:p text:style-name="P14"><text:span text:style-name="T1">AI MODEL</text:span><text:span text:style-name="T2">:</text:span> <text:span text:style-name="T14">glm4:9b</text:span></text:p>
      <text:p text:style-name="P15"><text:span text:style-name="T12">INPUT PROMPT:</text:span><text:span text:style-name="T13"> </text:span><text:span text:style-name="T15">SYSTEM ROLE: You are a precise Data Scraper. SEARCH INSTRUCTION: Search carefully in the document, think about all the values. Find all values in fields 'Titolo / Security', 'ISIN' , 'Prezzo Lordo / Gross Price' STRICT CONSTRAINTS: NO "Let me look for..." text. NO extra text. Just the JSON. JSON FORMAT EXAMPLE: { "Titolo" : "BTP...", "ISIN" : "IT000...", "Prezzo Lordo / Gross Price" : "EUR 100,00" }</text:span> </text:p>
      <text:p text:style-name="P16"/>
      <text:p text:style-name="P16"><text:span text:style-name="T7">CONTEXT LENGTH:</text:span> <text:span text:style-name="T16">16</text:span><text:span text:style-name="T8">k</text:span></text:p>
      <text:p text:style-name="P16"/>
      <text:p text:style-name="P16"><text:span text:style-name="T7">THOUGHT TIME: </text:span><text:span text:style-name="T10">2.0</text:span><text:span text:style-name="T11"> secondi</text:span></text:p>
      <text:p text:style-name="P17"/>
      <text:p text:style-name="P15"><text:span text:style-name="T12">OUTPUT:</text:span><text:span text:style-name="T13"> </text:span><text:span text:style-name="T15">{ "Titolo" : "Btp Italia Mz28 Eur", "ISIN" : "IT0005532723", "Prezzo Lordo / Gross Price" : "EUR 51176,83" }</text:span> </text:p>
      <text:p text:style-name="P15"/>
      <text:p text:style-name="P18">CONSIDERAZIONI</text:p>
      <text:list text:continue-numbering="true" text:style-name="L1">
        <text:list-item>
          <text:p text:style-name="P19">Generica confusione per il valore “Prezzo Lordo”; tende a prendere valori di altri parametri.</text:p>
        </text:list-item>
      </text:list>
      <text:p text:style-name="P20"><text:soft-page-break/></text:p>
      <text:p text:style-name="P20"><draw:line text:anchor-type="paragraph" draw:z-index="0" draw:name="Linea 1" draw:style-name="gr2" draw:text-style-name="P12" svg:x1="-0.275cm" svg:y1="0.141cm" svg:x2="17.408cm" svg:y2="0.097cm"><text:p/></draw:line></text:p>
      <text:p text:style-name="P20"/>
      <text:p text:style-name="P21"><text:span text:style-name="T1">AI MODEL</text:span><text:span text:style-name="T2">:</text:span> <text:span text:style-name="T14">glm4:9b</text:span></text:p>
      <text:p text:style-name="P22"><text:span text:style-name="T12">INPUT PROMPT:</text:span><text:span text:style-name="T13"> </text:span><text:span text:style-name="T15">SYSTEM: You are a strict Data Extraction Engine. Your only purpose is to convert financial document into a valid JSON object. You are NOT a chat assistant. You do NOT explain anything. RULES: 1. Extract all relevant alphanumeric values (ISIN, Dates, Amounts, Titles, Descriptions). 2. Output MUST be valid, raw JSON. 3. DO NOT include markdown formatting (no ```json blocks). 4. DO NOT include conversational text (no "Here is the JSON", no "I found..."). 5. If a value is missing, use null. 6. Standardize dates to DD/MM/YYYY format if possible. TARGET JSON STRUCTURE: { "Titolo": "BTP ITALIA 2025", "ISIN": "IT00055555", "Data_Eseguito": "12/05/2024", "Quantita": "10.000", ... }</text:span> </text:p>
      <text:p text:style-name="P23"/>
      <text:p text:style-name="P23"><text:span text:style-name="T7">CONTEXT LENGTH:</text:span> <text:span text:style-name="T17">8</text:span><text:span text:style-name="T8">k</text:span></text:p>
      <text:p text:style-name="P23"/>
      <text:p text:style-name="P23"><text:span text:style-name="T7">THOUGHT TIME: </text:span><text:span text:style-name="T10">2.0</text:span><text:span text:style-name="T11"> secondi</text:span></text:p>
      <text:p text:style-name="P24"/>
      <text:p text:style-name="P22"><text:span text:style-name="T12">OUTPUT:</text:span><text:span text:style-name="T13"> </text:span><text:span text:style-name="T15">{ "Titolo": "Btp Italia Mz28 Eur", "ISIN": "IT0005532723", "Data_Eseguito": "04/11/2025", "Quantita": "50.000", "Data_Valuta": "06/11/2025", "Prezzo_Lordo": "102,1300", "Commissioni": "17,96", "Tasse": "51305,60", "Ctv_Netto": "102,386972", "Market": "TWEM", "Ora_Eseguito": "16:41:28.95", "Prezzo_Netto": "N.A.", "Lotto": "FAMT / IN %", "Rateo": "N.A.", "Altre_spese": "0,00" }</text:span> <text:s/></text:p>
      <text:p text:style-name="P22"/>
      <text:p text:style-name="P25">CONSIDERAZIONI</text:p>
      <text:list text:continue-numbering="true" text:style-name="L1">
        <text:list-item>
          <text:p text:style-name="P26">Generica confusione <text:span text:style-name="T18">tra alcuni valori, in particolare tendenza a vedere il valore del parametro “Tasse” = “Ctv Netto” → presumibilmente la confusione è dovuta alla estrema vicinanza dei due parametri nel documento.</text:span></text:p>
        </text:list-item>
        <text:list-item>
          <text:p text:style-name="P27">Generale confusione con i valori della colonna di destra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">AI MODEL</text:span><text:span text:style-name="T2">:</text:span> <text:span text:style-name="T19">gemma3:12b</text:span></text:p>
      <text:p text:style-name="P30"><text:span text:style-name="T12">INPUT PROMPT:</text:span><text:span text:style-name="T13"> </text:span><text:span text:style-name="T15">SYSTEM: You are a strict Data Extraction Engine. Your only purpose is to convert financial document into a valid JSON object. You are NOT a chat assistant. You do NOT explain anything. RULES: 1. Extract all relevant alphanumeric values (ISIN, Dates, Amounts, Titles, Descriptions, %,...). 2. Every value is important, think carefully. 3. Output MUST be valid, raw JSON. 4. DO NOT include markdown formatting (no ```json blocks). 5. DO NOT include conversational text (no "Here is the JSON", no "I found..."). TARGET JSON STRUCTURE: { "Titolo": "BTP ITALIA 2025", "ISIN": "IT00055555", "Data_Eseguito": "12/05/2024", "Quantita": "10.000", "Ctv" : "50000,00" ... }</text:span> </text:p>
      <text:p text:style-name="P31"/>
      <text:p text:style-name="P31"><text:span text:style-name="T7">CONTEXT LENGTH:</text:span> <text:span text:style-name="T17">8</text:span><text:span text:style-name="T8">k</text:span></text:p>
      <text:p text:style-name="P31"/>
      <text:p text:style-name="P31"><text:span text:style-name="T7">THOUGHT TIME: </text:span><text:span text:style-name="T20">istantaneo</text:span></text:p>
      <text:p text:style-name="P32"/>
      <text:p text:style-name="P30"><text:span text:style-name="T12">OUTPUT:</text:span><text:span text:style-name="T13"> {</text:span></text:p>
      <text:p text:style-name="P30">"Titolo": "Btp Italia Mz28 Eur",</text:p>
      <text:p text:style-name="P30">"ISIN": "IT0005532723",</text:p>
      <text:p text:style-name="P30">"Quantita": "50000",</text:p>
      <text:p text:style-name="P30">"Data_Eseguito": "04/11/2025",</text:p>
      <text:p text:style-name="P30">"Data_Valuta": "06/11/2025",</text:p>
      <text:p text:style-name="P30">"Prezzo_Lordo": "102,13",</text:p>
      <text:p text:style-name="P30"><text:soft-page-break/>"Commissioni": "17,96",</text:p>
      <text:p text:style-name="P30">"Tasse": "0,00",</text:p>
      <text:p text:style-name="P30">"Ctv_Netto": "51305,60",</text:p>
      <text:p text:style-name="P30">"Prezzo_Netto": "102,386972",</text:p>
      <text:p text:style-name="P30">"Rateo": "146,73",</text:p>
      <text:p text:style-name="P30">"Ora_Eseguito": "16:41:28.9500000"</text:p>
      <text:p text:style-name="P30">} </text:p>
      <text:p text:style-name="P30"/>
      <text:p text:style-name="P33">CONSIDERAZIONI</text:p>
      <text:list text:continue-numbering="true" text:style-name="L1">
        <text:list-item>
          <text:p text:style-name="P34">Molta meno confusione nel prelevare i dati dei parametri vicini.</text:p>
        </text:list-item>
        <text:list-item>
          <text:p text:style-name="P34">Mancanza di alcuni parametri(es. “Ctv”, viene saltato su iterazioni diverse)</text:p>
        </text:list-item>
        <text:list-item>
          <text:p text:style-name="P34">Il JSON di esempio del prompt non permette di generalizzare in maniera ottimale.</text:p>
        </text:list-item>
      </text:list>
      <text:p text:style-name="P35"/>
      <text:p text:style-name="P35"/>
      <text:p text:style-name="P35"><draw:line text:anchor-type="paragraph" draw:z-index="1" draw:name="Linea orizzontale 1" draw:style-name="gr2" draw:text-style-name="P12" svg:x1="0.122cm" svg:y1="0.231cm" svg:x2="17.473cm" svg:y2="0.231cm"><text:p/></draw:line></text:p>
      <text:p text:style-name="P35"/>
      <text:p text:style-name="P36"><text:span text:style-name="T1">AI MODEL</text:span><text:span text:style-name="T2">:</text:span> <text:span text:style-name="T19">gemma3:12b</text:span></text:p>
      <text:p text:style-name="P37"><text:span text:style-name="T12">INPUT PROMPT:</text:span><text:span text:style-name="T13"> </text:span><text:span text:style-name="T15">SYSTEM: You are a strict Data Extraction Engine. Your only purpose is to convert financial document into a valid JSON object. You are NOT a chat assistant. You do NOT explain anything. RULES: 1. Extract all relevant alphanumeric values (ISIN, Dates, Amounts, Titles, Descriptions, %,...). 2. Every value is important, think carefully. 3. Output MUST be valid, raw JSON. 4. DO NOT include markdown formatting (no ```json blocks). 5. DO NOT include conversational text (no "Here is the JSON", no "I found..."). TARGET JSON STRUCTURE: { "Titolo": "BTP ITALIA 2025", "ISIN": "IT00055555", "Data Eseguito": "12/05/2024", "Data Valuta": "12/05/2024", "Prezzo Lordo":"EUR 100,00", "Ctv / Principal" : "EUR 50000,00", "Commissioni": "EUR 10,00", "Tasse": "EUR 0,00", "Ctv Netto" : "EUR 50000,60", "Mercato":"ABCD", "Ora Eseguito":"10:10:10.000", "Lotto": "N.A.", "Prezzo Netto":"EUR 100,00", "Quantity":"FAMT / IN %", "Altre Spese", ""EUR 0,00, "Rateo": "EUR 100,00" }</text:span> </text:p>
      <text:p text:style-name="P38"/>
      <text:p text:style-name="P38"><text:span text:style-name="T7">CONTEXT LENGTH:</text:span> <text:span text:style-name="T17">8</text:span><text:span text:style-name="T8">k</text:span></text:p>
      <text:p text:style-name="P38"/>
      <text:p text:style-name="P38"><text:span text:style-name="T7">THOUGHT TIME: </text:span><text:span text:style-name="T20">istantaneo</text:span></text:p>
      <text:p text:style-name="P39"/>
      <text:p text:style-name="P39"/>
      <text:p text:style-name="P39"/>
      <text:p text:style-name="P39"/>
      <text:p text:style-name="P39"/>
      <text:p text:style-name="P37"><text:span text:style-name="T12">OUTPUT:</text:span><text:span text:style-name="T13"> {</text:span></text:p>
      <text:p text:style-name="P37">"Titolo": "Btp Italia Mz28 Eur",</text:p>
      <text:p text:style-name="P37">"ISIN": "IT0005532723",</text:p>
      <text:p text:style-name="P37">"Data Eseguito": "04/11/2025",</text:p>
      <text:p text:style-name="P37">"Data Valuta": "06/11/2025",</text:p>
      <text:p text:style-name="P37">"Prezzo Lordo":"EUR 102,13",</text:p>
      <text:p text:style-name="P37">"Ctv / Principal" : "EUR 51176,83",</text:p>
      <text:p text:style-name="P37">"Commissioni": "EUR 17,96",</text:p>
      <text:p text:style-name="P37">"Tasse": "EUR 0,00",</text:p>
      <text:p text:style-name="P37">"Ctv Netto" : "EUR 51305,60",</text:p>
      <text:p text:style-name="P37">"Mercato":"TWEM",</text:p>
      <text:p text:style-name="P37">"Ora Eseguito":"16:41:28.950",</text:p>
      <text:p text:style-name="P37">"Lotto": "N.A.",</text:p>
      <text:p text:style-name="P37">"Prezzo Netto":"EUR 102,38",</text:p>
      <text:p text:style-name="P37">"Quantity":"FAMT / IN %",</text:p>
      <text:p text:style-name="P37">"Altre Spese", "EUR 0,00",</text:p>
      <text:p text:style-name="P37">"Rateo": "EUR 146,73"</text:p>
      <text:p text:style-name="P37">}</text:p>
      <text:p text:style-name="P37"/>
      <text:p text:style-name="P40">CONSIDERAZIONI</text:p>
      <text:list text:continue-numbering="true" text:style-name="L1">
        <text:list-item>
          <text:p text:style-name="P41"><text:soft-page-break/>Con tutti i parametri specificati nel prompt il modello fa un lavoro egregio.</text:p>
        </text:list-item>
        <text:list-item>
          <text:p text:style-name="P41">Arrotondamento per difetto del “Prezzo Netto”, si ferma alla seconda cifra decim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0:11:58.112080500</meta:creation-date>
    <dc:date>2025-11-24T22:49:44.906990300</dc:date>
    <meta:editing-duration>PT49M35S</meta:editing-duration>
    <meta:editing-cycles>14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89" meta:word-count="917" meta:character-count="7718" meta:non-whitespace-character-count="5266"/>
  </office:meta>
</office:document-meta>
</file>